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o stretchy="false">ρ</mo>
              <mn>2</mn>
            </msup>
            <mrow>
              <mi/>
              <mo stretchy="false">=</mo>
              <mi/>
            </mrow>
            <mrow>
              <munder>
                <mo stretchy="false">∑</mo>
                <mrow>
                  <mi>n</mi>
                  <mi>,</mi>
                  <mi>m</mi>
                </mrow>
              </munder>
              <msub>
                <mi>p</mi>
                <mi>n</mi>
              </msub>
            </mrow>
            <msub>
              <mi>p</mi>
              <mi>m</mi>
            </msub>
            <mfenced open="∣" close="〉">
              <mrow>
                <msub>
                  <mo stretchy="false">ψ</mo>
                  <mi>n</mi>
                </msub>
              </mrow>
            </mfenced>
            <mfenced open="〈" close="〉">
              <mrow>
                <mrow>
                  <msub>
                    <mo stretchy="false">ψ</mo>
                    <mi>n</mi>
                  </msub>
                </mrow>
                <mo stretchy="false">∣</mo>
                <mrow>
                  <msub>
                    <mo stretchy="false">ψ</mo>
                    <mi>m</mi>
                  </msub>
                </mrow>
              </mrow>
            </mfenced>
            <mfenced open="〈" close="∣">
              <mrow>
                <msub>
                  <mo stretchy="false">ψ</mo>
                  <mi>m</mi>
                </msub>
              </mrow>
            </mfenced>
          </mrow>
        </mtd>
      </mtr>
      <mtr>
        <mtd>
          <mrow>
            <mtext>mit </mtext>
            <mfenced open="〈" close="〉">
              <mrow>
                <mrow>
                  <msub>
                    <mo stretchy="false">ψ</mo>
                    <mi>n</mi>
                  </msub>
                </mrow>
                <mo stretchy="false">∣</mo>
                <mrow>
                  <msub>
                    <mo stretchy="false">ψ</mo>
                    <mi>m</mi>
                  </msub>
                </mrow>
              </mrow>
            </mfenced>
            <mrow>
              <mi/>
              <mo stretchy="false">=</mo>
              <mi/>
            </mrow>
            <msub>
              <mo stretchy="false">δ</mo>
              <mrow>
                <mi>i</mi>
                <mi>j</mi>
              </mrow>
            </msub>
            <mtext> :</mtext>
          </mrow>
        </mtd>
      </mtr>
      <mtr>
        <mtd>
          <mrow>
            <msup>
              <mo stretchy="false">ρ</mo>
              <mn>2</mn>
            </msup>
            <mrow>
              <mi/>
              <mo stretchy="false">=</mo>
              <mi/>
            </mrow>
            <mrow>
              <munder>
                <mo stretchy="false">∑</mo>
                <mi>n</mi>
              </munder>
              <msubsup>
                <mi>p</mi>
                <mi>n</mi>
                <mn>2</mn>
              </msubsup>
            </mrow>
            <mfenced open="∣" close="〉">
              <mrow>
                <msub>
                  <mo stretchy="false">ψ</mo>
                  <mi>n</mi>
                </msub>
              </mrow>
            </mfenced>
            <mfenced open="〈" close="∣">
              <mrow>
                <msub>
                  <mo stretchy="false">ψ</mo>
                  <mi>n</mi>
                </msub>
              </mrow>
            </mfenced>
          </mrow>
        </mtd>
      </mtr>
      <mtr>
        <mtd>
          <mrow>
            <mtext>Wegen</mtext>
          </mrow>
        </mtd>
      </mtr>
      <mtr>
        <mtd>
          <mrow>
            <mtext>Sp</mtext>
            <msup>
              <mo stretchy="false">ρ</mo>
              <mn>2</mn>
            </msup>
            <mrow>
              <mi/>
              <mo stretchy="false">=</mo>
              <mi/>
            </mrow>
            <mrow>
              <munder>
                <mo stretchy="false">∑</mo>
                <mi>n</mi>
              </munder>
              <msubsup>
                <mi>p</mi>
                <mi>n</mi>
                <mn>2</mn>
              </msubsup>
            </mrow>
            <mi/>
            <mtext>Sp</mtext>
            <mrow>
              <mo stretchy="false">(</mo>
              <mrow>
                <msub>
                  <mo stretchy="false">ρ</mo>
                  <mrow>
                    <msub>
                      <mo stretchy="false">ψ</mo>
                      <mi>n</mi>
                    </msub>
                  </mrow>
                </msub>
              </mrow>
              <mo stretchy="false">)</mo>
            </mrow>
            <mrow>
              <mi/>
              <mo stretchy="false">=</mo>
              <mi/>
            </mrow>
            <mrow>
              <munder>
                <mo stretchy="false">∑</mo>
                <mi>n</mi>
              </munder>
              <msubsup>
                <mi>p</mi>
                <mi>n</mi>
                <mn>2</mn>
              </msubsup>
            </mrow>
            <mi/>
            <mtext> (da Sp</mtext>
            <mo stretchy="false">ρ</mo>
            <mrow>
              <mi/>
              <mo stretchy="false">=</mo>
              <mi/>
            </mrow>
            <mn>1</mn>
            <mtext>)</mtext>
          </mrow>
        </mtd>
      </mtr>
      <mtr>
        <mtd>
          <mrow>
            <mtext>ergibt sich das nützliche Kriterium:</mtext>
          </mrow>
        </mtd>
      </mtr>
      <mtr>
        <mtd>
          <mrow>
            <mtext>Sp</mtext>
            <msup>
              <mo stretchy="false">ρ</mo>
              <mn>2</mn>
            </msup>
            <mrow>
              <mi/>
              <mo stretchy="false">=</mo>
              <mi/>
            </mrow>
            <mrow>
              <munder>
                <mo stretchy="false">∑</mo>
                <mi>n</mi>
              </munder>
              <msubsup>
                <mi>p</mi>
                <mi>n</mi>
                <mn>2</mn>
              </msubsup>
            </mrow>
            <mi/>
            <mrow>
              <mrow>
                <mo stretchy="true">{</mo>
                <mrow>
                  <mtable>
                    <mtr>
                      <mtd>
                        <mrow>
                          <mrow>
                            <mi/>
                            <mo stretchy="false">=</mo>
                            <mi/>
                          </mrow>
                          <mn>1</mn>
                          <mi/>
                          <mo stretchy="false">←</mo>
                          <mo stretchy="false">→</mo>
                          <mi/>
                          <mtext> reiner Zustand</mtext>
                        </mrow>
                      </mtd>
                    </mtr>
                    <mtr>
                      <mtd>
                        <mrow>
                          <mrow>
                            <mi/>
                            <mo stretchy="false">&lt;</mo>
                            <mi/>
                          </mrow>
                          <mn>1</mn>
                          <mi/>
                          <mo stretchy="false">←</mo>
                          <mo stretchy="false">→</mo>
                          <mi/>
                          <mtext> gemischter Zustand</mtext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%irho ^2 `=` sum from {n , m} p_n p_m
left lline %ipsi_n right rangle
left langle %ipsi_n mline %ipsi_m right rangle 
left langle %ipsi_m right rline newline
alignr "mit " left langle %ipsi_n mline %ipsi_m right rangle `=` %idelta _{i j} " :" newline
%irho ^2 `=` sum from n p^2_n
left lline %ipsi_n right rangle
left langle %ipsi_n right rline newline
"Wegen" newline
alignc "Sp" %irho ^2 `=` sum from n p^2_n ` "Sp" (%irho_{%ipsi_n}) `=` sum from n p^2_n ~~
" (da Sp" %irho `=` 1 ")"newline
"ergibt sich das nützliche Kriterium:" newline
alignc "Sp" %irho ^2 `=` sum from n p^2_n ~~~ {alignl left lbrace
binom
{`=`1 ~leftarrow rightarrow~ " reiner Zustand"
}
{`&lt;``1 ~leftarrow rightarrow~ " gemischter Zustand"
}
right none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4:45:38.024000000</meta:creation-date>
    <meta:generator>LibreOffice/4.1.4.2$Windows_x86 LibreOffice_project/0a0440ccc0227ad9829de5f46be37cfb6edcf72</meta:generator>
  </office:meta>
</office:document-meta>
</file>